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text-properties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T7" style:parent-style-name="Policepardéfaut" style:family="text">
      <style:text-properties fo:font-weight="bold" style:font-weight-asian="bold" fo:font-size="36pt" style:font-size-asian="36pt" style:font-size-complex="36pt" fo:background-color="#808080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left="0.4916in">
        <style:tab-stops/>
      </style:paragraph-properties>
      <style:text-properties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margin-left="0.4916in">
        <style:tab-stops/>
      </style:paragraph-properties>
      <style:text-properties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weight="bold" style:font-weight-asian="bold" fo:font-style="italic" style:font-style-asian="italic" fo:font-size="28pt" style:font-size-asian="28pt" style:font-size-complex="28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ize="20pt" style:font-size-asian="20pt" style:font-size-complex="20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Paragraphedeliste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Paragraphedeliste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Paragraphedeliste" style:list-style-name="LFO1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T35" style:parent-style-name="Policepardéfaut" style:family="text">
      <style:text-properties fo:font-size="14pt" style:font-size-asian="14pt" style:font-size-complex="14pt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T38" style:parent-style-name="Policepardéfaut" style:family="text">
      <style:text-properties fo:font-size="14pt" style:font-size-asian="14pt" style:font-size-complex="14pt"/>
    </style:style>
    <style:style style:name="T39" style:parent-style-name="Policepardéfaut" style:family="text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T41" style:parent-style-name="Policepardéfaut" style:family="text">
      <style:text-properties fo:font-size="14pt" style:font-size-asian="14pt" style:font-size-complex="14pt"/>
    </style:style>
    <style:style style:name="T42" style:parent-style-name="Policepardéfaut" style:family="text">
      <style:text-properties fo:font-size="14pt" style:font-size-asian="14pt" style:font-size-complex="14pt"/>
    </style:style>
    <style:style style:name="T43" style:parent-style-name="Policepardéfaut" style:family="text">
      <style:text-properties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/>
    </style:style>
    <style:style style:name="T45" style:parent-style-name="Policepardéfaut" style:family="text">
      <style:text-properties fo:font-size="14pt" style:font-size-asian="14pt" style:font-size-complex="14pt"/>
    </style:style>
    <style:style style:name="T46" style:parent-style-name="Policepardéfaut" style:family="text">
      <style:text-properties fo:font-size="14pt" style:font-size-asian="14pt" style:font-size-complex="14pt"/>
    </style:style>
    <style:style style:name="T47" style:parent-style-name="Policepardéfaut" style:family="text">
      <style:text-properties fo:font-size="14pt" style:font-size-asian="14pt" style:font-size-complex="14pt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T49" style:parent-style-name="Policepardéfaut" style:family="text">
      <style:text-properties fo:font-size="14pt" style:font-size-asian="14pt" style:font-size-complex="14pt"/>
    </style:style>
    <style:style style:name="T50" style:parent-style-name="Policepardéfaut" style:family="text">
      <style:text-properties fo:font-size="14pt" style:font-size-asian="14pt" style:font-size-complex="14pt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T52" style:parent-style-name="Policepardéfaut" style:family="text">
      <style:text-properties fo:font-size="14pt" style:font-size-asian="14pt" style:font-size-complex="14pt"/>
    </style:style>
    <style:style style:name="T53" style:parent-style-name="Policepardéfaut" style:family="text">
      <style:text-properties fo:font-size="14pt" style:font-size-asian="14pt" style:font-size-complex="14pt"/>
    </style:style>
    <style:style style:name="T54" style:parent-style-name="Policepardéfaut" style:family="text">
      <style:text-properties fo:font-size="14pt" style:font-size-asian="14pt" style:font-size-complex="14pt"/>
    </style:style>
    <style:style style:name="T55" style:parent-style-name="Policepardéfaut" style:family="text">
      <style:text-properties fo:font-size="14pt" style:font-size-asian="14pt" style:font-size-complex="14pt"/>
    </style:style>
    <style:style style:name="T56" style:parent-style-name="Policepardéfaut" style:family="text">
      <style:text-properties fo:font-size="14pt" style:font-size-asian="14pt" style:font-size-complex="14pt"/>
    </style:style>
    <style:style style:name="T57" style:parent-style-name="Policepardéfaut" style:family="text">
      <style:text-properties fo:font-size="14pt" style:font-size-asian="14pt" style:font-size-complex="14pt"/>
    </style:style>
    <style:style style:name="T58" style:parent-style-name="Policepardéfaut" style:family="text">
      <style:text-properties fo:font-size="14pt" style:font-size-asian="14pt" style:font-size-complex="14pt"/>
    </style:style>
    <style:style style:name="T59" style:parent-style-name="Policepardéfaut" style:family="text">
      <style:text-properties fo:font-size="14pt" style:font-size-asian="14pt" style:font-size-complex="14pt"/>
    </style:style>
    <style:style style:name="T60" style:parent-style-name="Policepardéfaut" style:family="text">
      <style:text-properties fo:font-size="14pt" style:font-size-asian="14pt" style:font-size-complex="14pt"/>
    </style:style>
    <style:style style:name="T61" style:parent-style-name="Policepardéfaut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font-size="14pt" style:font-size-asian="14pt" style:font-size-complex="14pt"/>
    </style:style>
    <style:style style:name="T63" style:parent-style-name="Policepardéfaut" style:family="text">
      <style:text-properties fo:font-size="14pt" style:font-size-asian="14pt" style:font-size-complex="14pt"/>
    </style:style>
    <style:style style:name="T64" style:parent-style-name="Policepardéfaut" style:family="text">
      <style:text-properties fo:font-size="14pt" style:font-size-asian="14pt" style:font-size-complex="14pt"/>
    </style:style>
    <style:style style:name="T65" style:parent-style-name="Policepardéfaut" style:family="text">
      <style:text-properties fo:font-size="14pt" style:font-size-asian="14pt" style:font-size-complex="14pt"/>
    </style:style>
    <style:style style:name="T66" style:parent-style-name="Policepardéfaut" style:family="text">
      <style:text-properties fo:font-size="14pt" style:font-size-asian="14pt" style:font-size-complex="14pt"/>
    </style:style>
    <style:style style:name="T67" style:parent-style-name="Policepardéfaut" style:family="text">
      <style:text-properties fo:font-size="14pt" style:font-size-asian="14pt" style:font-size-complex="14pt"/>
    </style:style>
    <style:style style:name="T68" style:parent-style-name="Policepardéfaut" style:family="text">
      <style:text-properties fo:font-size="14pt" style:font-size-asian="14pt" style:font-size-complex="14pt"/>
    </style:style>
    <style:style style:name="T69" style:parent-style-name="Policepardéfaut" style:family="text">
      <style:text-properties fo:font-size="14pt" style:font-size-asian="14pt" style:font-size-complex="14pt"/>
    </style:style>
    <style:style style:name="T70" style:parent-style-name="Policepardéfaut" style:family="text">
      <style:text-properties fo:font-size="14pt" style:font-size-asian="14pt" style:font-size-complex="14pt"/>
    </style:style>
    <style:style style:name="T71" style:parent-style-name="Policepardéfaut" style:family="text">
      <style:text-properties fo:font-size="14pt" style:font-size-asian="14pt" style:font-size-complex="14pt"/>
    </style:style>
    <style:style style:name="T72" style:parent-style-name="Policepardéfaut" style:family="text">
      <style:text-properties fo:font-size="14pt" style:font-size-asian="14pt" style:font-size-complex="14pt"/>
    </style:style>
    <style:style style:name="T73" style:parent-style-name="Policepardéfaut" style:family="text">
      <style:text-properties fo:font-size="14pt" style:font-size-asian="14pt" style:font-size-complex="14pt"/>
    </style:style>
    <style:style style:name="T74" style:parent-style-name="Policepardéfaut" style:family="text">
      <style:text-properties fo:font-size="14pt" style:font-size-asian="14pt" style:font-size-complex="14pt"/>
    </style:style>
    <style:style style:name="T75" style:parent-style-name="Policepardéfaut" style:family="text">
      <style:text-properties fo:font-size="14pt" style:font-size-asian="14pt" style:font-size-complex="14pt"/>
    </style:style>
    <style:style style:name="T76" style:parent-style-name="Policepardéfaut" style:family="text">
      <style:text-properties fo:font-size="14pt" style:font-size-asian="14pt" style:font-size-complex="14pt"/>
    </style:style>
    <style:style style:name="P77" style:parent-style-name="Paragraphedeliste" style:list-style-name="LFO1" style:family="paragraph">
      <style:text-properties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Paragraphedeliste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1" style:parent-style-name="Paragraphedeliste" style:list-style-name="LFO1" style:family="paragraph">
      <style:text-properties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82" style:parent-style-name="Normal" style:family="paragraph">
      <style:text-properties fo:font-size="14pt" style:font-size-asian="14pt" style:font-size-complex="14pt"/>
    </style:style>
    <style:style style:name="T83" style:parent-style-name="Policepardéfaut" style:family="text">
      <style:text-properties style:font-name="Symbol" style:font-name-asian="Symbol" style:font-name-complex="Symbol" fo:font-size="14pt" style:font-size-asian="14pt" style:font-size-complex="14pt"/>
    </style:style>
    <style:style style:name="T84" style:parent-style-name="Policepardéfaut" style:family="text">
      <style:text-properties fo:font-size="14pt" style:font-size-asian="14pt" style:font-size-complex="14pt"/>
    </style:style>
    <style:style style:name="T85" style:parent-style-name="Policepardéfaut" style:family="text">
      <style:text-properties fo:font-size="14pt" style:font-size-asian="14pt" style:font-size-complex="14pt"/>
    </style:style>
    <style:style style:name="T86" style:parent-style-name="Policepardéfaut" style:family="text">
      <style:text-properties fo:font-size="14pt" style:font-size-asian="14pt" style:font-size-complex="14pt"/>
    </style:style>
    <style:style style:name="T87" style:parent-style-name="Policepardéfaut" style:family="text">
      <style:text-properties fo:font-size="14pt" style:font-size-asian="14pt" style:font-size-complex="14pt"/>
    </style:style>
    <style:style style:name="T88" style:parent-style-name="Policepardéfaut" style:family="text">
      <style:text-properties style:font-name="Symbol" style:font-name-asian="Symbol" style:font-name-complex="Symbol" fo:font-size="14pt" style:font-size-asian="14pt" style:font-size-complex="14pt"/>
    </style:style>
    <style:style style:name="T89" style:parent-style-name="Policepardéfaut" style:family="text">
      <style:text-properties fo:font-size="14pt" style:font-size-asian="14pt" style:font-size-complex="14pt"/>
    </style:style>
    <style:style style:name="T90" style:parent-style-name="Policepardéfaut" style:family="text">
      <style:text-properties fo:font-size="14pt" style:font-size-asian="14pt" style:font-size-complex="14pt"/>
    </style:style>
    <style:style style:name="T91" style:parent-style-name="Policepardéfaut" style:family="text">
      <style:text-properties fo:font-size="14pt" style:font-size-asian="14pt" style:font-size-complex="14pt"/>
    </style:style>
    <style:style style:name="T92" style:parent-style-name="Policepardéfaut" style:family="text">
      <style:text-properties fo:font-size="14pt" style:font-size-asian="14pt" style:font-size-complex="14pt"/>
    </style:style>
    <style:style style:name="T93" style:parent-style-name="Policepardéfaut" style:family="text">
      <style:text-properties fo:font-size="14pt" style:font-size-asian="14pt" style:font-size-complex="14pt"/>
    </style:style>
    <style:style style:name="T94" style:parent-style-name="Policepardéfaut" style:family="text">
      <style:text-properties style:font-name="Symbol" style:font-name-asian="Symbol" style:font-name-complex="Symbol" fo:font-size="14pt" style:font-size-asian="14pt" style:font-size-complex="14pt"/>
    </style:style>
    <style:style style:name="T95" style:parent-style-name="Policepardéfaut" style:family="text">
      <style:text-properties fo:font-size="14pt" style:font-size-asian="14pt" style:font-size-complex="14pt"/>
    </style:style>
    <style:style style:name="T96" style:parent-style-name="Policepardéfaut" style:family="text">
      <style:text-properties fo:font-size="14pt" style:font-size-asian="14pt" style:font-size-complex="14pt"/>
    </style:style>
    <style:style style:name="T97" style:parent-style-name="Policepardéfaut" style:family="text">
      <style:text-properties fo:font-size="14pt" style:font-size-asian="14pt" style:font-size-complex="14pt"/>
    </style:style>
    <style:style style:name="T98" style:parent-style-name="Policepardéfaut" style:family="text">
      <style:text-properties fo:font-size="14pt" style:font-size-asian="14pt" style:font-size-complex="14pt"/>
    </style:style>
    <style:style style:name="T99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Aby Soumaré DIOUF</text:p>
      <text:p text:style-name="P2">Licence 3/STIC_UAHB</text:p>
      <text:p text:style-name="P3">Tel : 78 530 16 11</text:p>
      <text:p text:style-name="P4">E_mail :<text:s/><text:a xlink:href="mailto:dioufabibatou1804@gmail.com" office:target-frame-name="_top" xlink:show="replace"><text:span text:style-name="Lienhypertexte">dioufabibatou1804@gmail.com</text:span></text:a></text:p>
      <text:p text:style-name="Normal"/>
      <text:p text:style-name="Normal"/>
      <text:p text:style-name="Normal"/>
      <text:p text:style-name="P5"/>
      <text:p text:style-name="P6"><text:span text:style-name="T7">PROJET DE SOUTENANCE</text:span><text:span text:style-name="T8"><text:s/></text:span></text:p>
      <text:p text:style-name="P9"/>
      <text:p text:style-name="P10"/>
      <text:p text:style-name="Normal"><text:span text:style-name="T11">Intitulé</text:span><text:span text:style-name="T12"> :</text:span><text:span text:style-name="T13"><text:s/></text:span><text:span text:style-name="T14">Système de gestion d’un hôpital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list text:style-name="LFO1" text:continue-numbering="true">
        <text:list-item>
          <text:p text:style-name="P27">PRESENTATION GENERALE DU PROJET</text:p>
        </text:list-item>
      </text:list>
      <text:p text:style-name="Normal"><text:span text:style-name="T28"><text:s/></text:span><text:span text:style-name="T29">Ce projet sera orienté vers : La facilitation à l’accès aux services hospitalière (comptabilité, facturation, service médical et ou administratif</text:span><text:span text:style-name="T30"><text:s/>…) pour avoir la tranquillité et pouvoir o</text:span><text:span text:style-name="T31">ffrir aux populations</text:span><text:span text:style-name="T32"><text:s/>et aux personnels sanitaire</text:span><text:span text:style-name="T33"><text:s/></text:span><text:span text:style-name="T34">un service</text:span><text:span text:style-name="T35"><text:s/>amélior</text:span><text:span text:style-name="T36">er et la rapidité à l’accession. Ceci se fera à l’aide d’un</text:span><text:span text:style-name="T37"><text:s/>logiciel mise</text:span><text:span text:style-name="T38"><text:s/>en place<text:s/></text:span><text:span text:style-name="T39">afin de</text:span><text:span text:style-name="T40"><text:s/>pouvoir</text:span><text:span text:style-name="T41"><text:s/>très facilement faire en sorte que les<text:s/></text:span><text:span text:style-name="T42">Link</text:span><text:span text:style-name="T43"><text:s/>patient-</text:span><text:span text:style-name="T44">médecin</text:span><text:span text:style-name="T45"><text:s/>puisse</text:span><text:span text:style-name="T46">nt</text:span><text:span text:style-name="T47"><text:s/></text:span><text:span text:style-name="T48">être</text:span><text:span text:style-name="T49"><text:s/></text:span><text:span text:style-name="T50">établit</text:span><text:span text:style-name="T51"><text:s/>tout en ayant à</text:span><text:span text:style-name="T52"><text:s/>passer<text:s/></text:span><text:span text:style-name="T53">par</text:span><text:span text:style-name="T54"><text:s/>les services d’accueil et de facturation tout en laissant une partie à l’administration et au service comptable pour la gérance des recettes de l’</text:span><text:span text:style-name="T55">hôpital</text:span><text:span text:style-name="T56">. Ce logiciel (application)<text:s/></text:span><text:span text:style-name="T57">permettra<text:s/></text:span><text:span text:style-name="T58">également<text:s/></text:span><text:span text:style-name="T59">à un médecin</text:span><text:span text:style-name="T60"><text:s/>de<text:s/></text:span><text:span text:style-name="T61">se rapprocher des<text:s/></text:span><text:span text:style-name="T62">patients<text:s/></text:span><text:span text:style-name="T63">(</text:span><text:span text:style-name="T64">via leurs contacts, dossier médical</text:span><text:span text:style-name="T65"><text:s/>pour l’informer d</text:span><text:span text:style-name="T66">es différents rendez-vous fixer</text:span><text:span text:style-name="T67">)</text:span><text:span text:style-name="T68"><text:s/>en quelque sorte la gestion des rendez-vous</text:span><text:span text:style-name="T69"><text:s/>mais aussi</text:span><text:span text:style-name="T70"><text:s/>à un administrateur de</text:span><text:span text:style-name="T71"><text:s/></text:span><text:span text:style-name="T72">pouvoir gérer toutes les fonctionnalités de l’hôpital</text:span><text:span text:style-name="T73">. Car le but majeur est d’offrir des services garanties et fiables de qualité et ainsi améliorer les conditions de<text:s/></text:span><text:span text:style-name="T74">prises en charge</text:span><text:span text:style-name="T75"><text:s/>du<text:s/></text:span><text:span text:style-name="T76">patient.</text:span></text:p>
      <text:list text:style-name="LFO1" text:continue-numbering="true">
        <text:list-item>
          <text:p text:style-name="P77">Contexte générale du projet</text:p>
        </text:list-item>
      </text:list>
      <text:p text:style-name="P78">Avoir eu<text:s/>fréquenter<text:s/>le milieu hospitalier<text:s/>et à<text:s/>être<text:s/>en face de leur logiciel<text:s/>tel que « Hospitalia » et « ekilips » m’ont permis de voir les<text:s/>différents<text:s/>soucis qu’ils<text:s/>rencontrent<text:s/>dans leur travail.</text:p>
      <text:p text:style-name="P79">Par<text:s/>exemple la lenteur, le manque de certaines fonctionnalités et ou les bugs d’où cette idée de projet afin de leur facilité l’accès et de numérisé certains secteurs de travail.</text:p>
      <text:p text:style-name="P80"/>
      <text:list text:style-name="LFO1" text:continue-numbering="true">
        <text:list-item>
          <text:p text:style-name="P81">Processus de production/technologie<text:s/></text:p>
        </text:list-item>
      </text:list>
      <text:p text:style-name="P82">Pour<text:s/>l’étape de mise en œuvre formelle de l’application, c’est-à-dire sa conceptualisation définitive. Ce processus est reparti en trois groupe :</text:p>
      <text:p text:style-name="Normal"><text:span text:style-name="T83"></text:span><text:span text:style-name="T84"><text:s/>La programmation</text:span><text:span text:style-name="T85"><text:s/>:</text:span><text:span text:style-name="T86"><text:s/></text:span><text:span text:style-name="T87">l’élaboration et la conception de l’application.<text:s/></text:span></text:p>
      <text:p text:style-name="Normal"><text:span text:style-name="T88"></text:span><text:span text:style-name="T89"><text:s/>Consultant : le recueil et<text:s/></text:span><text:span text:style-name="T90">la super</text:span><text:span text:style-name="T91">vision des données,<text:s/></text:span><text:span text:style-name="T92">la transmission des é</text:span><text:span text:style-name="T93">léments recueillis et la modélisation ou conception des différentes classes ou secteur concerné.</text:span></text:p>
      <text:p text:style-name="Normal"><text:span text:style-name="T94"></text:span><text:span text:style-name="T95"><text:s/>Traitement</text:span><text:span text:style-name="T96"><text:s/>: la maintenance et<text:s/></text:span><text:span text:style-name="T97">l’efficacité du produit sans impacter sur l</text:span><text:span text:style-name="T98">a confidentialité des citoyens. Mais aussi le mise en service du logiciel fini.</text:span></text:p>
      <text:p text:style-name="Paragraphedeliste"><text:span text:style-name="T99">Le langage opté est Jav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yba</meta:initial-creator>
    <dc:creator>Byba</dc:creator>
    <meta:creation-date>2021-12-09T18:12:00Z</meta:creation-date>
    <dc:date>2021-12-09T19:46:00Z</dc:date>
    <meta:template xlink:href="Normal" xlink:type="simple"/>
    <meta:editing-cycles>10</meta:editing-cycles>
    <meta:editing-duration>PT5640S</meta:editing-duration>
    <meta:document-statistic meta:page-count="2" meta:paragraph-count="4" meta:word-count="361" meta:character-count="2343" meta:row-count="16" meta:non-whitespace-character-count="1986"/>
  </office:meta>
</office:document-meta>
</file>